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Bauhaus 93" svg:font-family="'Bauhaus 93'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2.64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2.064cm"/>
    </style:style>
    <style:style style:name="co13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1.058cm"/>
    </style:style>
    <style:style style:name="co15" style:family="table-column">
      <style:table-column-properties fo:break-before="auto" style:column-width="1.323cm"/>
    </style:style>
    <style:style style:name="co16" style:family="table-column">
      <style:table-column-properties fo:break-before="auto" style:column-width="1.958cm"/>
    </style:style>
    <style:style style:name="co17" style:family="table-column">
      <style:table-column-properties fo:break-before="auto" style:column-width="3.104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96cm" fo:break-before="auto" style:use-optimal-row-height="false"/>
    </style:style>
    <style:style style:name="ro7" style:family="table-row">
      <style:table-row-properties style:row-height="0.794cm" fo:break-before="auto" style:use-optimal-row-height="false"/>
    </style:style>
    <style:style style:name="ro8" style:family="table-row">
      <style:table-row-properties style:row-height="0.847cm" fo:break-before="auto" style:use-optimal-row-height="false"/>
    </style:style>
    <style:style style:name="ro9" style:family="table-row">
      <style:table-row-properties style:row-height="0.82cm" fo:break-before="auto" style:use-optimal-row-height="false"/>
    </style:style>
    <style:style style:name="ro10" style:family="table-row">
      <style:table-row-properties style:row-height="3.228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asterPage3">
      <style:table-properties table:display="true" style:writing-mode="lr-tb"/>
    </style:style>
    <style:style style:name="ta5" style:family="table" style:master-page-name="MasterPage4">
      <style:table-properties table:display="true" style:writing-mode="lr-tb"/>
    </style:style>
    <style:style style:name="ta6" style:family="table" style:master-page-name="MasterPage5">
      <style:table-properties table:display="true" style:writing-mode="lr-tb"/>
    </style:style>
    <style:style style:name="ta7" style:family="table" style:master-page-name="MasterPage6">
      <style:table-properties table:display="true" style:writing-mode="lr-tb"/>
    </style:style>
    <style:style style:name="ta8" style:family="table" style:master-page-name="MasterPage7">
      <style:table-properties table:display="true" style:writing-mode="lr-tb"/>
    </style:style>
    <style:style style:name="ta9" style:family="table" style:master-page-name="MasterPage8">
      <style:table-properties table:display="true" style:writing-mode="lr-tb"/>
    </style:style>
    <style:style style:name="ta10" style:family="table" style:master-page-name="MasterPage9">
      <style:table-properties table:display="true" style:writing-mode="lr-tb"/>
    </style:style>
    <style:style style:name="ta11" style:family="table" style:master-page-name="MasterPage10">
      <style:table-properties table:display="true" style:writing-mode="lr-tb"/>
    </style:style>
    <style:style style:name="ta12" style:family="table" style:master-page-name="MasterPage11">
      <style:table-properties table:display="true" style:writing-mode="lr-tb"/>
    </style:style>
    <style:style style:name="ce1" style:family="table-cell" style:parent-style-name="Style_20_39">
      <style:table-cell-properties fo:background-color="#ffffff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2" style:family="table-cell" style:parent-style-name="Style_20_39">
      <style:table-cell-properties fo:border-bottom="none" fo:background-color="#ffffff" fo:border-left="0.06pt solid #000000" fo:border-right="none" fo:border-top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" style:family="table-cell" style:parent-style-name="Default">
      <style:table-cell-properties fo:background-color="#ffffff"/>
    </style:style>
    <style:style style:name="ce44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5" style:family="table-cell" style:parent-style-name="Style_20_39">
      <style:table-cell-properties fo:background-color="#ffffff" fo:border="0.06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6" style:family="table-cell" style:parent-style-name="Style_20_39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0" style:family="table-cell" style:parent-style-name="Style_20_39">
      <style:table-cell-properties fo:border-bottom="none" fo:border-left="0.06pt solid #000000" fo:border-right="none" fo:border-top="none"/>
    </style:style>
    <style:style style:name="ce56" style:family="table-cell" style:parent-style-name="Style_20_39">
      <style:table-cell-properties fo:border-bottom="none" fo:background-color="#ffffff" fo:border-left="0.06pt solid #000000" fo:border-right="none" fo:border-top="0.06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8" style:family="table-cell" style:parent-style-name="Style_20_39">
      <style:table-cell-properties fo:border-bottom="none" fo:background-color="#ffffff" fo:border-left="none" fo:border-right="none" fo:border-top="0.06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9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end" style:writing-mode="page"/>
      <style:text-properties fo:color="#000000" style:font-name="Calibri" fo:font-size="8pt" fo:font-style="normal" fo:font-weight="normal" style:font-name-asian="Calibri" style:font-size-asian="8pt" style:font-name-complex="Calibri" style:font-size-complex="8pt"/>
    </style:style>
    <style:style style:name="ce13" style:family="table-cell" style:parent-style-name="Style_20_39">
      <style:table-cell-properties fo:border-bottom="none" fo:background-color="#ffffff" fo:border-left="none" fo:border-right="0.06pt solid #000000" fo:border-top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70" style:family="table-cell" style:parent-style-name="Style_20_39" style:data-style-name="N109">
      <style:table-cell-properties fo:border-bottom="0.06pt solid #000000" fo:background-color="#ffffff" fo:border-left="none" fo:border-right="0.06pt solid #000000" fo:border-top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75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99" style:family="table-cell" style:parent-style-name="Style_20_39">
      <style:table-cell-properties fo:background-color="#ffffff" style:text-align-source="fix" style:repeat-content="false" fo:border="0.06pt solid #000000" style:vertical-align="top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6" style:family="table-cell" style:parent-style-name="Style_20_39">
      <style:table-cell-properties fo:background-color="#ffffff" style:text-align-source="fix" style:repeat-content="false" fo:border="0.06pt solid #000000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7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start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8" style:family="table-cell" style:parent-style-name="Style_20_39">
      <style:table-cell-properties fo:background-color="#ffffff"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20" style:family="table-cell" style:parent-style-name="Style_20_39">
      <style:table-cell-properties fo:background-color="#ffffff" style:text-align-source="fix" style:repeat-content="false" fo:border="non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0" style:family="table-cell" style:parent-style-name="Style_20_39">
      <style:table-cell-properties fo:background-color="#ffffff"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1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end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2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3" style:family="table-cell" style:parent-style-name="Style_20_39">
      <style:table-cell-properties fo:background-color="#ffffff" style:text-align-source="fix" style:repeat-content="false" fo:border="none"/>
      <style:paragraph-properties fo:text-align="end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4" style:family="table-cell" style:parent-style-name="Style_20_39" style:data-style-name="N109">
      <style:table-cell-properties fo:background-color="#ffffff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5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136" style:family="table-cell" style:parent-style-name="Neutral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137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8" style:family="table-cell" style:parent-style-name="Style_20_39">
      <style:table-cell-properties fo:background-color="#ffffff" style:text-align-source="fix" style:repeat-content="false" fo:border="0.06pt solid #000000" style:vertical-align="middle"/>
      <style:paragraph-properties fo:text-align="center" style:writing-mode="page"/>
      <style:text-properties fo:color="#000000" style:font-name="Calibri" fo:font-size="11pt" fo:font-style="italic" style:text-underline-style="solid" style:text-underline-width="auto" style:text-underline-color="font-color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ce139" style:family="table-cell" style:parent-style-name="Style_20_39">
      <style:table-cell-properties fo:border-bottom="2.49pt solid #000000" fo:background-color="#ffffff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9" style:family="table-cell" style:parent-style-name="Style_20_3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1" style:family="table-cell" style:parent-style-name="Style_20_39">
      <style:table-cell-properties fo:border-bottom="none" fo:background-color="#ffffff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2" style:family="table-cell" style:parent-style-name="Style_20_39">
      <style:table-cell-properties fo:border-bottom="2.49pt solid #000000" fo:background-color="#ffffff" style:text-align-source="fix" style:repeat-content="false" fo:border-left="none" fo:border-right="2.49pt solid #000000" fo:border-top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3" style:family="table-cell" style:parent-style-name="Neutral">
      <style:table-cell-properties fo:background-color="#ffffff"/>
    </style:style>
    <style:style style:name="ce144" style:family="table-cell" style:parent-style-name="Style_20_39">
      <style:table-cell-properties fo:border-bottom="none" fo:border-left="none" fo:border-right="none" fo:border-top="0.06pt solid #000000"/>
    </style:style>
    <style:style style:name="ce145" style:family="table-cell" style:parent-style-name="Style_20_39">
      <style:table-cell-properties fo:border="none"/>
    </style:style>
    <style:style style:name="ce146" style:family="table-cell" style:parent-style-name="Style_20_39">
      <style:table-cell-properties fo:background-color="#808080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47" style:family="table-cell" style:parent-style-name="Default">
      <style:table-cell-properties fo:background-color="#808080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5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style:font-name="Arial" fo:font-size="18pt" fo:font-style="normal" fo:font-weight="normal" style:font-name-asian="Arial" style:font-size-asian="18pt" style:font-name-complex="Arial" style:font-size-complex="18pt"/>
    </style:style>
    <style:style style:name="ce36" style:family="table-cell" style:parent-style-name="Style_20_39">
      <style:table-cell-properties fo:border-bottom="none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37" style:family="table-cell" style:parent-style-name="Style_20_39">
      <style:table-cell-properties fo:border-bottom="2.49pt solid #000000" fo:border-left="2.49pt solid #000000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8" style:family="table-cell" style:parent-style-name="Style_20_39">
      <style:table-cell-properties fo:border-bottom="2.49pt solid #000000" fo:background-color="#c0c0c0" fo:border-left="2.49pt solid #000000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9" style:family="table-cell" style:parent-style-name="Style_20_39">
      <style:table-cell-properties fo:border-bottom="2.49pt solid #000000" fo:border-left="2.49pt solid #000000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0" style:family="table-cell" style:parent-style-name="Style_20_39">
      <style:table-cell-properties fo:border-bottom="none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1" style:family="table-cell" style:parent-style-name="Style_20_39">
      <style:table-cell-properties fo:border-bottom="none" fo:border-left="2.49pt solid #000000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2" style:family="table-cell" style:parent-style-name="Style_20_39">
      <style:table-cell-properties fo:border-bottom="2.49pt solid #000000" fo:border-left="2.49pt solid #000000" fo:border-right="none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3" style:family="table-cell" style:parent-style-name="Style_20_39">
      <style:table-cell-properties fo:border-bottom="2.49pt solid #000000" fo:background-color="#c0c0c0" style:text-align-source="fix" style:repeat-content="false" fo:border-left="2.49pt solid #000000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59" style:family="table-cell" style:parent-style-name="Style_20_39">
      <style:table-cell-properties fo:border-bottom="0.99pt dotted #00000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60" style:family="table-cell" style:parent-style-name="Style_20_39">
      <style:table-cell-properties fo:border-bottom="0.99pt dotted #000000" fo:border-left="2.49pt solid #000000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61" style:family="table-cell" style:parent-style-name="Style_20_39">
      <style:table-cell-properties fo:border-bottom="2.49pt solid #000000" fo:border-left="2.49pt solid #000000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7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48" style:family="table-cell" style:parent-style-name="Style_20_39">
      <style:table-cell-properties fo:border-bottom="2.49pt solid #00000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9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fo:color="#000000" style:font-name="Times New Roman" fo:font-size="11pt" fo:font-style="normal" fo:font-weight="bold" style:font-name-asian="Times New Roman" style:font-size-asian="11pt" style:font-name-complex="Times New Roman" style:font-size-complex="11pt"/>
    </style:style>
    <style:style style:name="ce165" style:family="table-cell" style:parent-style-name="Style_20_39">
      <style:table-cell-properties fo:border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51" style:family="table-cell" style:parent-style-name="Style_20_39">
      <style:table-cell-properties fo:border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52" style:family="table-cell" style:parent-style-name="Style_20_39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3" style:family="table-cell" style:parent-style-name="Style_20_39">
      <style:table-cell-properties fo:border-bottom="none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54" style:family="table-cell" style:parent-style-name="Style_20_39">
      <style:table-cell-properties fo:border-bottom="2.49pt solid #000000" fo:border-left="none" fo:border-right="2.49pt solid #000000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55" style:family="table-cell" style:parent-style-name="Style_20_39">
      <style:table-cell-properties fo:border-bottom="2.49pt solid #000000" fo:border-left="none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1" style:family="table-cell" style:parent-style-name="Style_20_39">
      <style:table-cell-properties fo:border-bottom="2.49pt solid #000000" fo:background-color="#c0c0c0" fo:border-left="none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57" style:family="table-cell" style:parent-style-name="Style_20_39">
      <style:table-cell-properties fo:border-bottom="2.49pt solid #000000" fo:border-left="none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3" style:family="table-cell" style:parent-style-name="Style_20_39">
      <style:table-cell-properties fo:border-bottom="none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5" style:family="table-cell" style:parent-style-name="Style_20_39">
      <style:table-cell-properties fo:border-bottom="none" fo:border-left="none" fo:border-right="2.49pt solid #000000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0" style:family="table-cell" style:parent-style-name="Style_20_39">
      <style:table-cell-properties fo:border-bottom="2.49pt solid #000000" fo:border-left="none" fo:border-right="none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4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62" style:family="table-cell" style:parent-style-name="Style_20_39">
      <style:table-cell-properties fo:border-bottom="0.99pt dotte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3" style:family="table-cell" style:parent-style-name="Style_20_39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4" style:family="table-cell" style:parent-style-name="Style_20_39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5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82" style:family="table-cell" style:parent-style-name="Style_20_39">
      <style:table-cell-properties fo:border-bottom="none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7" style:family="table-cell" style:parent-style-name="Style_20_39">
      <style:table-cell-properties fo:border-bottom="0.99pt dotted #00000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68" style:family="table-cell" style:parent-style-name="Style_20_39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69" style:family="table-cell" style:parent-style-name="Style_20_39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86" style:family="table-cell" style:parent-style-name="Style_20_39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1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2" style:family="table-cell" style:parent-style-name="Style_20_39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73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none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4" style:family="table-cell" style:parent-style-name="Style_20_39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91" style:family="table-cell" style:parent-style-name="Style_20_39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76" style:family="table-cell" style:parent-style-name="Style_20_39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7" style:family="table-cell" style:parent-style-name="Style_20_39" style:data-style-name="N111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8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79" style:family="table-cell" style:parent-style-name="Style_20_39">
      <style:table-cell-properties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8pt" fo:font-style="normal" fo:font-weight="normal" style:font-name-asian="Arial" style:font-size-asian="8pt" style:font-name-complex="Arial" style:font-size-complex="8pt"/>
    </style:style>
    <style:style style:name="ce80" style:family="table-cell" style:parent-style-name="Style_20_39" style:data-style-name="N109">
      <style:table-cell-properties fo:border-bottom="0.99pt dotted #000000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1" style:family="table-cell" style:parent-style-name="Style_20_39" style:data-style-name="N109">
      <style:table-cell-properties fo:border-bottom="0.99pt dotte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2" style:family="table-cell" style:parent-style-name="Style_20_39" style:data-style-name="N109">
      <style:table-cell-properties fo:border-bottom="2.49pt soli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3" style:family="table-cell" style:parent-style-name="Style_20_39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4" style:family="table-cell" style:parent-style-name="Style_20_39">
      <style:table-cell-properties fo:border-bottom="2.49pt solid #000000" fo:border-left="none" fo:border-right="2.49pt solid #000000" fo:border-top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85" style:family="table-cell" style:parent-style-name="Style_20_39">
      <style:table-cell-properties fo:background-color="#c0c0c0"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8pt" fo:font-style="normal" fo:font-weight="bold" style:font-name-asian="Arial" style:font-size-asian="8pt" style:font-name-complex="Arial" style:font-size-complex="8pt"/>
    </style:style>
    <style:style style:name="ce86" style:family="table-cell" style:parent-style-name="Style_20_39">
      <style:table-cell-properties fo:border-bottom="none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7" style:family="table-cell" style:parent-style-name="Style_20_39">
      <style:table-cell-properties fo:border-bottom="0.99pt dotte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04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end" fo:margin-left="0cm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8" style:family="table-cell" style:parent-style-name="Style_20_39">
      <style:table-cell-properties fo:border-bottom="2.49pt soli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1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89" style:family="table-cell" style:parent-style-name="Style_20_39">
      <style:table-cell-properties fo:border-bottom="0.99pt dotted #000000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0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end"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91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92" style:family="table-cell" style:parent-style-name="Style_20_39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Arial" fo:font-size="10pt" fo:font-style="normal" fo:font-weight="normal" style:font-name-asian="Arial" style:font-size-asian="10pt" style:font-name-complex="Arial" style:font-size-complex="10pt"/>
    </style:style>
    <style:style style:name="ce93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8pt" fo:font-style="normal" fo:font-weight="bold" style:font-name-asian="Arial" style:font-size-asian="8pt" style:font-name-complex="Arial" style:font-size-complex="8pt"/>
    </style:style>
    <style:style style:name="ce94" style:family="table-cell" style:parent-style-name="Style_20_39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5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40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center" fo:margin-left="0cm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215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0.99pt dotted #000000" style:vertical-align="middle"/>
      <style:paragraph-properties fo:text-align="center" fo:margin-left="0cm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6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7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0.99pt dotte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8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219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style:font-name="Bauhaus 93" fo:font-size="18pt" fo:font-style="normal" fo:font-weight="normal" style:font-name-asian="Bauhaus 93" style:font-size-asian="18pt" style:font-name-complex="Bauhaus 93" style:font-size-complex="18pt"/>
    </style:style>
    <style:style style:name="ce100" style:family="table-cell" style:parent-style-name="Style_20_39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01" style:family="table-cell" style:parent-style-name="Style_20_39">
      <style:table-cell-properties fo:border-bottom="2.49pt solid #000000" fo:border-left="none" fo:border-right="none" fo:border-top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02" style:family="table-cell" style:parent-style-name="Style_20_39">
      <style:table-cell-properties fo:background-color="#c0c0c0"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03" style:family="table-cell" style:parent-style-name="Style_20_39" style:data-style-name="N109">
      <style:table-cell-properties fo:border-bottom="none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04" style:family="table-cell" style:parent-style-name="Style_20_39" style:data-style-name="N109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05" style:family="table-cell" style:parent-style-name="Style_20_39" style:data-style-name="N109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06" style:family="table-cell" style:parent-style-name="Style_20_39" style:data-style-name="N10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07" style:family="table-cell" style:parent-style-name="Style_20_39" style:data-style-name="N109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08" style:family="table-cell" style:parent-style-name="Style_20_39" style:data-style-name="N10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109" style:family="table-cell" style:parent-style-name="Style_20_39">
      <style:table-cell-properties fo:border-bottom="2.49pt solid #000000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Bauhaus 93" fo:font-size="11pt" fo:font-style="normal" fo:font-weight="normal" style:font-name-asian="Bauhaus 93" style:font-size-asian="11pt" style:font-name-complex="Bauhaus 93" style:font-size-complex="11pt"/>
    </style:style>
    <style:style style:name="ce110" style:family="table-cell" style:parent-style-name="Style_20_39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11" style:family="table-cell" style:parent-style-name="Style_20_39">
      <style:table-cell-properties fo:border-bottom="2.49pt solid #000000" fo:border-left="none" fo:border-right="2.49pt solid #000000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12" style:family="table-cell" style:parent-style-name="Style_20_39">
      <style:table-cell-properties fo:border-bottom="2.49pt solid #000000" fo:background-color="#c0c0c0" fo:border-left="none" fo:border-right="2.49pt solid #000000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3" style:family="table-cell" style:parent-style-name="Style_20_39">
      <style:table-cell-properties fo:border-bottom="2.49pt solid #000000" fo:border-left="none" fo:border-right="2.49pt solid #000000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4" style:family="table-cell" style:parent-style-name="Style_20_39">
      <style:table-cell-properties fo:border-bottom="2.49pt solid #000000" fo:border-left="none" fo:border-right="2.49pt solid #000000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5" style:family="table-cell" style:parent-style-name="Style_20_39">
      <style:table-cell-properties fo:border-bottom="2.49pt solid #000000" fo:background-color="#c0c0c0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16" style:family="table-cell" style:parent-style-name="Style_20_39">
      <style:table-cell-properties fo:border-bottom="2.49pt solid #000000" fo:background-color="#c0c0c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17" style:family="table-cell" style:parent-style-name="Style_20_39">
      <style:table-cell-properties fo:border-bottom="0.99pt dotted #00000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8" style:family="table-cell" style:parent-style-name="Style_20_39">
      <style:table-cell-properties fo:border-bottom="0.99pt dotted #000000" fo:border-left="none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9" style:family="table-cell" style:parent-style-name="Style_20_39">
      <style:table-cell-properties fo:border-bottom="2.49pt solid #000000" fo:border-left="none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20" style:family="table-cell" style:parent-style-name="Style_20_39">
      <style:table-cell-properties fo:border-bottom="2.49pt solid #00000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21" style:family="table-cell" style:parent-style-name="Style_20_39">
      <style:table-cell-properties fo:border-bottom="2.49pt solid #000000" fo:background-color="#c0c0c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22" style:family="table-cell" style:parent-style-name="Style_20_39">
      <style:table-cell-properties style:text-align-source="fix" style:repeat-content="false" fo:border="none" style:vertical-align="middle"/>
      <style:paragraph-properties fo:text-align="center" style:writing-mode="page"/>
      <style:text-properties fo:color="#000000" style:font-name="Bauhaus 93" fo:font-size="11pt" fo:font-style="normal" fo:font-weight="normal" style:font-name-asian="Bauhaus 93" style:font-size-asian="11pt" style:font-name-complex="Bauhaus 93" style:font-size-complex="11pt"/>
    </style:style>
    <style:style style:name="ce123" style:family="table-cell" style:parent-style-name="Style_20_39">
      <style:table-cell-properties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4" style:family="table-cell" style:parent-style-name="Style_20_39">
      <style:table-cell-properties fo:border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5" style:family="table-cell" style:parent-style-name="Style_20_39">
      <style:table-cell-properties fo:border="none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gr1" style:family="graphic">
      <style:graphic-properties draw:stroke="solid" svg:stroke-width="0.004cm" svg:stroke-color="#000000" draw:fill="solid" draw:fill-color="#000000" fo:min-height="0cm" fo:min-width="0cm" fo:padding-top="0.002cm" fo:padding-bottom="0.002cm" fo:padding-left="0.002cm" fo:padding-right="0.002cm"/>
    </style:style>
    <style:style style:name="P1" style:family="paragraph">
      <loext:graphic-properties draw:fill="solid" draw:fill-color="#000000"/>
    </style:style>
    <style:style style:name="T1" style:family="text">
      <style:text-properties fo:color="#000000" fo:font-size="11pt" fo:font-weight="bold" style:text-underline-style="none" style:text-underline-color="font-color"/>
    </style:style>
  </office:automatic-styles>
  <office:body>
    <office:spreadsheet>
      <table:table table:name="PSP" table:style-name="ta1" table:print-ranges="PSP.A2:PSP.U43">
        <table:shapes>
          <draw:custom-shape draw:z-index="0" draw:name="Freeform 116" draw:style-name="gr1" draw:text-style-name="P1" svg:width="1.021cm" svg:height="1.455cm" svg:x="4.246cm" svg:y="4.034cm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1" draw:name="Freeform 116" draw:style-name="gr1" draw:text-style-name="P1" svg:width="1.021cm" svg:height="1.402cm" svg:x="6.463cm" svg:y="7.309cm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2" draw:name="Freeform 116" draw:style-name="gr1" draw:text-style-name="P1" svg:width="1.021cm" svg:height="1.455cm" svg:x="13.068cm" svg:y="4.211cm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3" draw:name="Freeform 116" draw:style-name="gr1" draw:text-style-name="P1" svg:width="1.021cm" svg:height="1.455cm" svg:x="24.815cm" svg:y="12.251cm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4" draw:name="Freeform 116_0" draw:style-name="gr1" draw:text-style-name="P1" svg:width="1.021cm" svg:height="1.455cm" svg:x="15.332cm" svg:y="12.186cm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5" draw:name="Freeform 116_1" draw:style-name="gr1" draw:text-style-name="P1" svg:width="1.021cm" svg:height="1.455cm" svg:x="21.977cm" svg:y="4.199cm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6" draw:name="Freeform 116_2" draw:style-name="gr1" draw:text-style-name="P1" svg:width="1.021cm" svg:height="1.455cm" svg:x="34.573cm" svg:y="7.122cm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7" draw:name="Freeform 116_3" draw:style-name="gr1" draw:text-style-name="P1" svg:width="1.021cm" svg:height="1.455cm" svg:x="34.557cm" svg:y="14.66cm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</table:shapes>
        <table:table-column table:style-name="co1" table:default-cell-style-name="ce2"/>
        <table:table-column table:style-name="co2" table:number-columns-repeated="10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41" table:default-cell-style-name="Default"/>
        <table:table-row table:style-name="ro1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Style_20_39" table:number-columns-repeated="1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ce138" office:value-type="string" calcext:value-type="string" table:number-columns-spanned="2" table:number-rows-spanned="2">
            <text:p>Cuby</text:p>
          </table:table-cell>
          <table:covered-table-cell table:style-name="ce31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covered-table-cell table:style-name="ce139"/>
          <table:covered-table-cell table:style-name="ce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ce29" table:formula="of:=SUM([.B11];[.F11];[.J11];[.N11])" office:value-type="float" office:value="82" calcext:value-type="float" table:number-columns-spanned="2" table:number-rows-spanned="1">
            <text:p>82</text:p>
          </table:table-cell>
          <table:covered-table-cell table:style-name="Style_20_39"/>
          <table:table-cell table:style-name="Style_20_39" table:number-columns-repeated="10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Style_20_39"/>
          <table:table-cell table:style-name="ce22"/>
          <table:table-cell table:style-name="Style_20_39" table:number-columns-repeated="10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10"/>
          <table:table-cell table:style-name="ce22"/>
          <table:table-cell table:style-name="Style_20_39" table:number-columns-repeated="2"/>
          <table:table-cell table:style-name="ce1" table:number-columns-repeated="2"/>
          <table:table-cell table:style-name="Style_20_39" table:number-columns-repeated="3"/>
          <table:table-cell table:style-name="ce145"/>
          <table:table-cell table:style-name="Style_20_39" table:number-columns-repeated="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44" office:value-type="float" office:value="1000" calcext:value-type="float">
            <text:p>1000</text:p>
          </table:table-cell>
          <table:table-cell table:style-name="ce59" office:value-type="string" calcext:value-type="string">
            <text:p>Murtfeld</text:p>
          </table:table-cell>
          <table:table-cell table:style-name="ce58" table:number-columns-repeated="2"/>
          <table:table-cell table:style-name="ce44" office:value-type="float" office:value="2000" calcext:value-type="float">
            <text:p>2000</text:p>
          </table:table-cell>
          <table:table-cell table:style-name="ce59" office:value-type="string" calcext:value-type="string">
            <text:p>Murtfeld</text:p>
          </table:table-cell>
          <table:table-cell table:style-name="ce58" table:number-columns-repeated="2"/>
          <table:table-cell table:style-name="ce44" office:value-type="float" office:value="3000" calcext:value-type="float">
            <text:p>3000</text:p>
          </table:table-cell>
          <table:table-cell table:style-name="ce59" office:value-type="string" calcext:value-type="string">
            <text:p>Murtfeld</text:p>
          </table:table-cell>
          <table:table-cell table:style-name="ce144" table:number-columns-repeated="2"/>
          <table:table-cell table:style-name="ce44" office:value-type="float" office:value="4000" calcext:value-type="float">
            <text:p>4000</text:p>
          </table:table-cell>
          <table:table-cell table:style-name="ce59" office:value-type="string" calcext:value-type="string">
            <text:p>Murtfeld</text:p>
          </table:table-cell>
          <table:table-cell table:style-name="Style_20_39" table:number-columns-repeated="3"/>
          <table:table-cell table:style-name="ce145"/>
          <table:table-cell table:style-name="Style_20_39" table:number-columns-repeated="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45" office:value-type="string" calcext:value-type="string" table:number-columns-spanned="2" table:number-rows-spanned="1">
            <text:p><text:s text:c="10"/>Projektplanung </text:p>
          </table:table-cell>
          <table:covered-table-cell table:style-name="ce13"/>
          <table:table-cell table:style-name="ce1" table:number-columns-repeated="2"/>
          <table:table-cell table:style-name="ce126" office:value-type="string" calcext:value-type="string" table:number-columns-spanned="2" table:number-rows-spanned="1">
            <text:p>Base Game</text:p>
          </table:table-cell>
          <table:covered-table-cell table:style-name="ce132"/>
          <table:table-cell table:style-name="ce20" table:number-columns-repeated="2"/>
          <table:table-cell table:style-name="ce126" office:value-type="string" calcext:value-type="string" table:number-columns-spanned="2" table:number-rows-spanned="1">
            <text:p>Cuby V1.0</text:p>
          </table:table-cell>
          <table:covered-table-cell table:style-name="ce132"/>
          <table:table-cell table:style-name="Style_20_39" table:number-columns-repeated="2"/>
          <table:table-cell table:style-name="ce126" office:value-type="string" calcext:value-type="string" table:number-columns-spanned="2" table:number-rows-spanned="1">
            <text:p>Projektabschluss</text:p>
          </table:table-cell>
          <table:covered-table-cell table:style-name="ce132"/>
          <table:table-cell table:style-name="Style_20_39"/>
          <table:table-cell table:style-name="ce145"/>
          <table:table-cell table:style-name="ce145" table:number-columns-spanned="2" table:number-rows-spanned="1"/>
          <table:covered-table-cell table:style-name="Style_20_39"/>
          <table:table-cell table:style-name="Style_20_39" table:number-columns-repeated="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3"/>
          <table:table-cell table:style-name="ce1" table:number-columns-repeated="2"/>
          <table:table-cell table:style-name="ce22"/>
          <table:table-cell table:style-name="ce13"/>
          <table:table-cell table:style-name="ce1" table:number-columns-repeated="2"/>
          <table:table-cell table:style-name="ce22"/>
          <table:table-cell table:style-name="ce13"/>
          <table:table-cell table:style-name="Style_20_39" table:number-columns-repeated="2"/>
          <table:table-cell table:style-name="ce22"/>
          <table:table-cell table:style-name="ce13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46" table:formula="of:=SUM([.C17]+[.C22]+[.C27]+[.C32]+[.C37]+[.C42])" office:value-type="float" office:value="28" calcext:value-type="float" table:number-columns-spanned="2" table:number-rows-spanned="1">
            <text:p>28</text:p>
          </table:table-cell>
          <table:covered-table-cell table:style-name="ce70"/>
          <table:table-cell table:style-name="ce1" table:number-columns-repeated="2"/>
          <table:table-cell table:style-name="ce46" table:formula="of:=SUM([.G17]+[.G22]+[.G27]+[.G32]+[.G37]+[.G42])" office:value-type="float" office:value="53" calcext:value-type="float" table:number-columns-spanned="2" table:number-rows-spanned="1">
            <text:p>53</text:p>
          </table:table-cell>
          <table:covered-table-cell table:style-name="ce70"/>
          <table:table-cell table:style-name="ce1" table:number-columns-repeated="2"/>
          <table:table-cell table:style-name="ce46" table:formula="of:=SUM([.K17]+[.K22]+[.K27]+[.K32])" office:value-type="float" office:value="1" calcext:value-type="float" table:number-columns-spanned="2" table:number-rows-spanned="1">
            <text:p>1</text:p>
          </table:table-cell>
          <table:covered-table-cell table:style-name="ce70"/>
          <table:table-cell table:style-name="ce1"/>
          <table:table-cell table:style-name="Style_20_39"/>
          <table:table-cell table:style-name="ce46" table:formula="of:=SUM([.O17]+[.O22]+[.O27]+[.O32])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ce1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50"/>
          <table:table-cell table:style-name="ce1" table:number-columns-repeated="3"/>
          <table:table-cell table:style-name="ce50"/>
          <table:table-cell table:style-name="ce1" table:number-columns-repeated="3"/>
          <table:table-cell table:style-name="ce50"/>
          <table:table-cell table:style-name="ce1" table:number-columns-repeated="2"/>
          <table:table-cell table:style-name="Style_20_39"/>
          <table:table-cell table:style-name="ce50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/>
          <table:table-cell table:style-name="ce56"/>
          <table:table-cell table:style-name="ce75" office:value-type="float" office:value="1100" calcext:value-type="float">
            <text:p>1100</text:p>
          </table:table-cell>
          <table:table-cell table:style-name="ce131"/>
          <table:table-cell table:style-name="ce133"/>
          <table:table-cell table:style-name="ce56"/>
          <table:table-cell table:style-name="ce135" office:value-type="float" office:value="2100" calcext:value-type="float">
            <text:p>2100</text:p>
          </table:table-cell>
          <table:table-cell table:style-name="ce137"/>
          <table:table-cell table:style-name="ce1"/>
          <table:table-cell table:style-name="ce56"/>
          <table:table-cell table:style-name="ce135" office:value-type="float" office:value="3100" calcext:value-type="float">
            <text:p>3100</text:p>
          </table:table-cell>
          <table:table-cell table:style-name="ce137"/>
          <table:table-cell table:style-name="Style_20_39"/>
          <table:table-cell table:style-name="ce56"/>
          <table:table-cell table:style-name="ce135" office:value-type="float" office:value="4100" calcext:value-type="float">
            <text:p>4100</text:p>
          </table:table-cell>
          <table:table-cell table:style-name="ce137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99" office:value-type="string" calcext:value-type="string" table:number-columns-spanned="2" table:number-rows-spanned="1">
            <text:p>Pflichtenheft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Menu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Level Design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Fertigstellung Dokumentation</text:p>
          </table:table-cell>
          <table:covered-table-cell table:style-name="ce132"/>
          <table:table-cell table:style-name="Style_20_39" table:number-columns-repeated="2"/>
          <table:table-cell table:style-name="ce145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Style_20_39"/>
          <table:table-cell table:style-name="ce22" table:number-columns-repeated="2"/>
          <table:table-cell table:style-name="ce13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10" calcext:value-type="float" table:number-columns-spanned="2" table:number-rows-spanned="1">
            <text:p>10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2" calcext:value-type="float" table:number-columns-spanned="2" table:number-rows-spanned="1">
            <text:p>12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/>
          <table:table-cell table:style-name="ce56"/>
          <table:table-cell table:style-name="ce75" office:value-type="float" office:value="1200" calcext:value-type="float">
            <text:p>1200</text:p>
          </table:table-cell>
          <table:table-cell table:style-name="ce131"/>
          <table:table-cell table:style-name="ce133"/>
          <table:table-cell table:style-name="ce56"/>
          <table:table-cell table:style-name="ce135" office:value-type="float" office:value="2200" calcext:value-type="float">
            <text:p>2200</text:p>
          </table:table-cell>
          <table:table-cell table:style-name="ce137"/>
          <table:table-cell table:style-name="ce1"/>
          <table:table-cell table:style-name="ce56"/>
          <table:table-cell table:style-name="ce135" office:value-type="float" office:value="3200" calcext:value-type="float">
            <text:p>3200</text:p>
          </table:table-cell>
          <table:table-cell table:style-name="ce137"/>
          <table:table-cell table:style-name="Style_20_39"/>
          <table:table-cell table:style-name="ce56"/>
          <table:table-cell table:style-name="ce135" office:value-type="float" office:value="4200" calcext:value-type="float">
            <text:p>4200</text:p>
          </table:table-cell>
          <table:table-cell table:style-name="ce137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26" office:value-type="string" calcext:value-type="string" table:number-columns-spanned="2" table:number-rows-spanned="1">
            <text:p>Arbeitspaketdefinition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GFX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User Login (DB)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Finale Tests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27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Style_20_39"/>
          <table:table-cell table:style-name="ce22" table:number-columns-repeated="2"/>
          <table:table-cell table:style-name="ce13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2" calcext:value-type="float" table:number-columns-spanned="2" table:number-rows-spanned="1">
            <text:p>12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/>
          <table:table-cell table:style-name="ce56"/>
          <table:table-cell table:style-name="ce75" office:value-type="float" office:value="1300" calcext:value-type="float">
            <text:p>1300</text:p>
          </table:table-cell>
          <table:table-cell table:style-name="ce131"/>
          <table:table-cell table:style-name="ce133"/>
          <table:table-cell table:style-name="ce56"/>
          <table:table-cell table:style-name="ce135" office:value-type="float" office:value="2300" calcext:value-type="float">
            <text:p>2300</text:p>
          </table:table-cell>
          <table:table-cell table:style-name="ce137"/>
          <table:table-cell table:style-name="ce1"/>
          <table:table-cell table:style-name="ce56"/>
          <table:table-cell table:style-name="ce135" office:value-type="float" office:value="3300" calcext:value-type="float">
            <text:p>3300</text:p>
          </table:table-cell>
          <table:table-cell table:style-name="ce137"/>
          <table:table-cell table:style-name="Style_20_39"/>
          <table:table-cell table:style-name="ce56"/>
          <table:table-cell table:style-name="ce135" office:value-type="float" office:value="4300" calcext:value-type="float">
            <text:p>4300</text:p>
          </table:table-cell>
          <table:table-cell table:style-name="ce137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22" table:number-columns-repeated="2"/>
          <table:table-cell table:style-name="ce126" office:value-type="string" calcext:value-type="string" table:number-columns-spanned="2" table:number-rows-spanned="1">
            <text:p>Arbeitsumgebung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Base Movement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Fehlerfreies Movement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Vorfuehrung/Praesentation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Style_20_39"/>
          <table:table-cell table:style-name="ce22" table:number-columns-repeated="2"/>
          <table:table-cell table:style-name="ce13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4" calcext:value-type="float" table:number-columns-spanned="2" table:number-rows-spanned="1">
            <text:p>1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Default" table:number-columns-repeated="2"/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/>
          <table:table-cell table:style-name="ce56"/>
          <table:table-cell table:style-name="ce75" office:value-type="float" office:value="1400" calcext:value-type="float">
            <text:p>1400</text:p>
          </table:table-cell>
          <table:table-cell table:style-name="ce131"/>
          <table:table-cell table:style-name="ce133"/>
          <table:table-cell table:style-name="ce56"/>
          <table:table-cell table:style-name="ce135" office:value-type="float" office:value="2400" calcext:value-type="float">
            <text:p>2400</text:p>
          </table:table-cell>
          <table:table-cell table:style-name="ce137"/>
          <table:table-cell table:style-name="ce1"/>
          <table:table-cell table:style-name="ce56"/>
          <table:table-cell table:style-name="ce136" office:value-type="float" office:value="3400" calcext:value-type="float">
            <text:p>3400</text:p>
          </table:table-cell>
          <table:table-cell table:style-name="ce137"/>
          <table:table-cell table:style-name="Style_20_39"/>
          <table:table-cell table:style-name="ce56"/>
          <table:table-cell table:style-name="ce136" office:value-type="float" office:value="4400" calcext:value-type="float">
            <text:p>4400</text:p>
          </table:table-cell>
          <table:table-cell table:style-name="ce137"/>
          <table:table-cell table:style-name="ce145"/>
          <table:table-cell table:style-name="Style_20_39" table:number-columns-repeated="4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26" office:value-type="string" calcext:value-type="string" table:number-columns-spanned="2" table:number-rows-spanned="1">
            <text:p>Github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Player Colision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Pickups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Abgabe/Ruecksprache</text:p>
          </table:table-cell>
          <table:covered-table-cell table:style-name="ce13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Style_20_39"/>
          <table:table-cell table:style-name="ce22" table:number-columns-repeated="2"/>
          <table:table-cell table:style-name="ce13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Default" table:number-columns-repeated="2"/>
          <table:table-cell table:style-name="ce1"/>
          <table:table-cell table:style-name="ce22"/>
          <table:table-cell table:style-name="ce1" table:number-columns-repeated="3"/>
          <table:table-cell table:style-name="ce50"/>
          <table:table-cell table:style-name="Style_20_39" table:number-columns-repeated="3"/>
          <table:table-cell table:style-name="ce144"/>
          <table:table-cell table:style-name="Style_20_39" table:number-columns-repeated="7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/>
          <table:table-cell table:style-name="ce58"/>
          <table:table-cell table:style-name="ce75" office:value-type="float" office:value="1500" calcext:value-type="float">
            <text:p>1500</text:p>
          </table:table-cell>
          <table:table-cell table:style-name="ce131"/>
          <table:table-cell table:style-name="ce133"/>
          <table:table-cell table:style-name="ce56"/>
          <table:table-cell table:style-name="ce136" office:value-type="float" office:value="2500" calcext:value-type="float">
            <text:p>2500</text:p>
          </table:table-cell>
          <table:table-cell table:style-name="ce137"/>
          <table:table-cell table:style-name="Style_20_39"/>
          <table:table-cell table:style-name="ce58"/>
          <table:table-cell table:style-name="ce136" office:value-type="float" office:value="3500" calcext:value-type="float">
            <text:p>3500</text:p>
          </table:table-cell>
          <table:table-cell table:style-name="ce137"/>
          <table:table-cell table:style-name="Style_20_39" table:number-columns-repeated="2"/>
          <table:table-cell table:style-name="ce33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126" office:value-type="string" calcext:value-type="string" table:number-columns-spanned="2" table:number-rows-spanned="1">
            <text:p>Sprache/Engine finden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Gamemodes</text:p>
          </table:table-cell>
          <table:covered-table-cell table:style-name="ce132"/>
          <table:table-cell table:style-name="Style_20_39"/>
          <table:table-cell table:style-name="ce1"/>
          <table:table-cell table:style-name="ce126" office:value-type="string" calcext:value-type="string" table:number-columns-spanned="2" table:number-rows-spanned="1">
            <text:p>Boss fight (optional)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2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Style_20_39"/>
          <table:table-cell table:style-name="ce1"/>
          <table:table-cell table:style-name="ce22"/>
          <table:table-cell table:style-name="ce13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46" office:value-type="float" office:value="8" calcext:value-type="float" table:number-columns-spanned="2" table:number-rows-spanned="1">
            <text:p>8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70"/>
          <table:table-cell table:style-name="Style_20_39"/>
          <table:table-cell table:style-name="ce1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5"/>
          <table:table-cell table:style-name="ce22"/>
          <table:table-cell table:style-name="ce1" table:number-columns-repeated="2"/>
          <table:table-cell table:style-name="Style_20_39" table:number-columns-repeated="13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 table:number-columns-repeated="2"/>
          <table:table-cell table:style-name="ce128"/>
          <table:table-cell table:style-name="ce133" table:number-columns-repeated="2"/>
          <table:table-cell table:style-name="ce58"/>
          <table:table-cell table:style-name="ce135" office:value-type="float" office:value="2600" calcext:value-type="float">
            <text:p>2600</text:p>
          </table:table-cell>
          <table:table-cell table:style-name="ce137"/>
          <table:table-cell table:style-name="Style_20_39" table:number-columns-repeated="2"/>
          <table:table-cell table:style-name="ce33"/>
          <table:table-cell table:style-name="Style_20_39" table:number-columns-repeated="3"/>
          <table:table-cell table:style-name="ce33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1"/>
          <table:table-cell table:style-name="ce126" office:value-type="string" calcext:value-type="string" table:number-columns-spanned="2" table:number-rows-spanned="1">
            <text:p>SFX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6"/>
          <table:table-cell table:style-name="ce22"/>
          <table:table-cell table:style-name="ce13"/>
          <table:table-cell table:style-name="Style_20_39" table:number-columns-repeated="13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130"/>
          <table:table-cell table:style-name="ce134"/>
          <table:table-cell table:style-name="ce1" table:number-columns-repeated="2"/>
          <table:table-cell table:style-name="ce46" office:value-type="float" office:value="10" calcext:value-type="float" table:number-columns-spanned="2" table:number-rows-spanned="1">
            <text:p>10</text:p>
          </table:table-cell>
          <table:covered-table-cell table:style-name="ce70"/>
          <table:table-cell table:style-name="Style_20_39" table:number-columns-repeated="13"/>
          <table:table-cell table:style-name="ce146" table:number-columns-repeated="43"/>
          <table:table-cell table:style-name="ce147" table:number-columns-repeated="193"/>
        </table:table-row>
        <table:table-row table:style-name="ro2" table:number-rows-repeated="2">
          <table:table-cell table:style-name="ce1" table:number-columns-repeated="12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4" table:number-rows-repeated="2">
          <table:table-cell table:style-name="ce1" table:number-columns-repeated="12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4" table:number-rows-repeated="3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4" table:number-rows-repeated="2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2" table:number-rows-repeated="12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5" table:number-rows-repeated="1048511">
          <table:table-cell table:number-columns-repeated="257"/>
        </table:table-row>
        <table:table-row table:style-name="ro5">
          <table:table-cell table:number-columns-repeated="257"/>
        </table:table-row>
        <table:named-expressions>
          <table:named-range table:name="_xlnm.Print_Area" table:base-cell-address="$PSP.$A$1" table:cell-range-address="$PSP.$A$2:$PSP.$U$43" table:range-usable-as="print-range"/>
        </table:named-expressions>
      </table:table>
      <table:table table:name="1100" table:style-name="ta2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9" office:value-type="string" calcext:value-type="string" table:number-columns-spanned="3" table:number-rows-spanned="1">
            <text:p>LOGO</text:p>
          </table:table-cell>
          <table:covered-table-cell table:style-name="ce219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1100_Pflichtenheft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assud,Murtfeld,Dorsch,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01.02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Kriterie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Design</text:p>
          </table:table-cell>
          <table:covered-table-cell table:number-columns-repeated="3" table:style-name="ce63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office:value-type="string" calcext:value-type="string">
            <text:p>Massu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Inhalt</text:p>
          </table:table-cell>
          <table:covered-table-cell table:number-columns-repeated="3" table:style-name="ce63"/>
          <table:table-cell office:value-type="float" office:value="4" calcext:value-type="float">
            <text:p>4</text:p>
          </table:table-cell>
          <table:table-cell table:style-name="ce240" office:value-type="string" calcext:value-type="string">
            <text:p>h</text:p>
          </table:table-cell>
          <table:table-cell table:style-name="ce104"/>
          <table:table-cell office:value-type="string" calcext:value-type="string">
            <text:p>Massu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Inhalt</text:p>
          </table:table-cell>
          <table:covered-table-cell table:number-columns-repeated="3" table:style-name="ce63"/>
          <table:table-cell office:value-type="float" office:value="2" calcext:value-type="float">
            <text:p>2</text:p>
          </table:table-cell>
          <table:table-cell table:style-name="ce240" office:value-type="string" calcext:value-type="string">
            <text:p>h</text:p>
          </table:table-cell>
          <table:table-cell table:style-name="ce104"/>
          <table:table-cell office:value-type="string" calcext:value-type="string">
            <text:p>Dorsch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Use-Case Diagramm</text:p>
          </table:table-cell>
          <table:covered-table-cell table:number-columns-repeated="3" table:style-name="ce63"/>
          <table:table-cell table:style-name="ce204" office:value-type="float" office:value="1" calcext:value-type="float">
            <text:p>1</text:p>
          </table:table-cell>
          <table:table-cell table:style-name="ce240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240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240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240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240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240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240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/>
          <table:table-cell table:style-name="ce215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61" table:formula="of:=SUM([.E12:.E23])" office:value-type="float" office:value="11" calcext:value-type="float">
            <text:p>11</text:p>
          </table:table-cell>
          <table:table-cell table:style-name="ce61"/>
          <table:table-cell table:style-name="ce106" table:formula="of:=SUM([.G12:.G23])" office:value-type="float" office:value="0" calcext:value-type="float">
            <text:p>0,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,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1200" table:style-name="ta2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9" office:value-type="string" calcext:value-type="string" table:number-columns-spanned="3" table:number-rows-spanned="1">
            <text:p>LOGO</text:p>
          </table:table-cell>
          <table:covered-table-cell table:style-name="ce219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1200_Arbeitspaketdefenition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Beende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01.02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Plan erstellen</text:p>
          </table:table-cell>
          <table:covered-table-cell table:number-columns-repeated="3" table:style-name="ce62"/>
          <table:table-cell table:style-name="ce86" office:value-type="float" office:value="4" calcext:value-type="float">
            <text:p>4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4" calcext:value-type="float">
            <text:p>4</text:p>
          </table:table-cell>
          <table:table-cell table:style-name="ce174"/>
          <table:table-cell table:style-name="ce106" table:formula="of:=SUM([.G12:.G23])" office:value-type="float" office:value="0" calcext:value-type="float">
            <text:p>0,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,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1300" table:style-name="ta2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9" office:value-type="string" calcext:value-type="string" table:number-columns-spanned="3" table:number-rows-spanned="1">
            <text:p>LOGO</text:p>
          </table:table-cell>
          <table:covered-table-cell table:style-name="ce219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1300_Arbeitsumgebung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Beende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Dorsch,Murtfeld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01.02.2021</text:p>
          </table:table-cell>
          <table:table-cell table:style-name="ce55" office:value-type="string" calcext:value-type="string">
            <text:p>Ende:03.02.2021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Arbeitsumgebung aussuche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Arbeitsumgebung aussuche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4" calcext:value-type="float">
            <text:p>4</text:p>
          </table:table-cell>
          <table:table-cell table:style-name="ce174"/>
          <table:table-cell table:style-name="ce106" table:formula="of:=SUM([.G12:.G23])" office:value-type="float" office:value="0" calcext:value-type="float">
            <text:p>0,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,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1400" table:style-name="ta2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9" office:value-type="string" calcext:value-type="string" table:number-columns-spanned="3" table:number-rows-spanned="1">
            <text:p>LOGO</text:p>
          </table:table-cell>
          <table:covered-table-cell table:style-name="ce219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1400_Github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5.02.2021</text:p>
          </table:table-cell>
          <table:table-cell table:style-name="ce55" office:value-type="string" calcext:value-type="string">
            <text:p>Ende:21.02.2021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2" calcext:value-type="float">
            <text:p>2</text:p>
          </table:table-cell>
          <table:table-cell table:style-name="ce174"/>
          <table:table-cell table:style-name="ce106" table:formula="of:=SUM([.G12:.G23])" office:value-type="float" office:value="0" calcext:value-type="float">
            <text:p>0,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,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1500" table:style-name="ta3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9" office:value-type="string" calcext:value-type="string" table:number-columns-spanned="3" table:number-rows-spanned="1">
            <text:p>LOGO</text:p>
          </table:table-cell>
          <table:covered-table-cell table:style-name="ce219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1500_Sprache / Engine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Beende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5.02.2021</text:p>
          </table:table-cell>
          <table:table-cell table:style-name="ce55" office:value-type="string" calcext:value-type="string">
            <text:p>Ende:16.02.2021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Informieren ueber Moeglichkeiten</text:p>
          </table:table-cell>
          <table:covered-table-cell table:number-columns-repeated="3" table:style-name="ce62"/>
          <table:table-cell table:style-name="ce86" office:value-type="float" office:value="4" calcext:value-type="float">
            <text:p>4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Tests</text:p>
          </table:table-cell>
          <table:covered-table-cell table:number-columns-repeated="3" table:style-name="ce63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8" calcext:value-type="float">
            <text:p>8</text:p>
          </table:table-cell>
          <table:table-cell table:style-name="ce174"/>
          <table:table-cell table:style-name="ce106" table:formula="of:=SUM([.G12:.G23])" office:value-type="float" office:value="0" calcext:value-type="float">
            <text:p>0,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,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100" table:style-name="ta2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165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9" office:value-type="string" calcext:value-type="string" table:number-columns-spanned="3" table:number-rows-spanned="1">
            <text:p>LOGO</text:p>
          </table:table-cell>
          <table:covered-table-cell table:style-name="ce219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100_Menu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5.02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3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3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Informiere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Erste Tests</text:p>
          </table:table-cell>
          <table:covered-table-cell table:number-columns-repeated="3" table:style-name="ce63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table:style-name="ce86"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Erstes Funktionales Menu</text:p>
          </table:table-cell>
          <table:covered-table-cell table:number-columns-repeated="3" table:style-name="ce63"/>
          <table:table-cell office:value-type="float" office:value="6" calcext:value-type="float">
            <text:p>6</text:p>
          </table:table-cell>
          <table:table-cell table:style-name="ce87"/>
          <table:table-cell table:style-name="ce104"/>
          <table:table-cell table:style-name="ce86"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12" calcext:value-type="float">
            <text:p>12</text:p>
          </table:table-cell>
          <table:table-cell table:style-name="ce174"/>
          <table:table-cell table:style-name="ce106" table:formula="of:=SUM([.G12:.G23])" office:value-type="float" office:value="0" calcext:value-type="float">
            <text:p>0,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,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1019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200" table:style-name="ta4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165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9" office:value-type="string" calcext:value-type="string" table:number-columns-spanned="3" table:number-rows-spanned="1">
            <text:p>LOGO</text:p>
          </table:table-cell>
          <table:covered-table-cell table:style-name="ce219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200_GFX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5.02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3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3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Test Player Desig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Menu Design</text:p>
          </table:table-cell>
          <table:covered-table-cell table:number-columns-repeated="3" table:style-name="ce63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table:style-name="ce86"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Design Tests / Ideen</text:p>
          </table:table-cell>
          <table:covered-table-cell table:number-columns-repeated="3" table:style-name="ce63"/>
          <table:table-cell office:value-type="float" office:value="8" calcext:value-type="float">
            <text:p>8</text:p>
          </table:table-cell>
          <table:table-cell table:style-name="ce87"/>
          <table:table-cell table:style-name="ce104"/>
          <table:table-cell table:style-name="ce86"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12" calcext:value-type="float">
            <text:p>12</text:p>
          </table:table-cell>
          <table:table-cell table:style-name="ce174"/>
          <table:table-cell table:style-name="ce106" table:formula="of:=SUM([.G12:.G23])" office:value-type="float" office:value="0" calcext:value-type="float">
            <text:p>0,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,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1019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300" table:style-name="ta5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9" office:value-type="string" calcext:value-type="string" table:number-columns-spanned="3" table:number-rows-spanned="1">
            <text:p>LOGO</text:p>
          </table:table-cell>
          <table:covered-table-cell table:style-name="ce219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300_Base Movement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5.02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Erste versuche Movement</text:p>
          </table:table-cell>
          <table:covered-table-cell table:number-columns-repeated="3" table:style-name="ce62"/>
          <table:table-cell table:style-name="ce86" office:value-type="float" office:value="4" calcext:value-type="float">
            <text:p>4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Erste versuche Movement</text:p>
          </table:table-cell>
          <table:covered-table-cell table:number-columns-repeated="3" table:style-name="ce63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Redesign Movement</text:p>
          </table:table-cell>
          <table:covered-table-cell table:number-columns-repeated="3" table:style-name="ce63"/>
          <table:table-cell office:value-type="float" office:value="8" calcext:value-type="float">
            <text:p>8</text:p>
          </table:table-cell>
          <table:table-cell table:style-name="ce240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14" calcext:value-type="float">
            <text:p>14</text:p>
          </table:table-cell>
          <table:table-cell table:style-name="ce174"/>
          <table:table-cell table:style-name="ce106" table:formula="of:=SUM([.G12:.G23])" office:value-type="float" office:value="0" calcext:value-type="float">
            <text:p>0,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,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400" table:style-name="ta6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9" office:value-type="string" calcext:value-type="string" table:number-columns-spanned="3" table:number-rows-spanned="1">
            <text:p>LOGO</text:p>
          </table:table-cell>
          <table:covered-table-cell table:style-name="ce219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400_Player Colision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Base Colisio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Base Colision</text:p>
          </table:table-cell>
          <table:covered-table-cell table:number-columns-repeated="3" table:style-name="ce63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4" calcext:value-type="float">
            <text:p>4</text:p>
          </table:table-cell>
          <table:table-cell table:style-name="ce174"/>
          <table:table-cell table:style-name="ce106" table:formula="of:=SUM([.G12:.G23])" office:value-type="float" office:value="0" calcext:value-type="float">
            <text:p>0,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,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500" table:style-name="ta7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9" office:value-type="string" calcext:value-type="string" table:number-columns-spanned="3" table:number-rows-spanned="1">
            <text:p>LOGO</text:p>
          </table:table-cell>
          <table:covered-table-cell table:style-name="ce219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500_Gamemodes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Ideen sammeln</text:p>
          </table:table-cell>
          <table:covered-table-cell table:number-columns-repeated="3" table:style-name="ce62"/>
          <table:table-cell table:style-name="ce86" office:value-type="float" office:value="1" calcext:value-type="float">
            <text:p>1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1" calcext:value-type="float">
            <text:p>1</text:p>
          </table:table-cell>
          <table:table-cell table:style-name="ce174"/>
          <table:table-cell table:style-name="ce106" table:formula="of:=SUM([.G12:.G23])" office:value-type="float" office:value="0" calcext:value-type="float">
            <text:p>0,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,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600" table:style-name="ta8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9" office:value-type="string" calcext:value-type="string" table:number-columns-spanned="3" table:number-rows-spanned="1">
            <text:p>LOGO</text:p>
          </table:table-cell>
          <table:covered-table-cell table:style-name="ce219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600_SFX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0.01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Mit SFX bekannt mache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Mit SFX bekannt machen</text:p>
          </table:table-cell>
          <table:covered-table-cell table:number-columns-repeated="3" table:style-name="ce63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FL Studio </text:p>
          </table:table-cell>
          <table:covered-table-cell table:number-columns-repeated="3" table:style-name="ce63"/>
          <table:table-cell office:value-type="float" office:value="4" calcext:value-type="float">
            <text:p>4</text:p>
          </table:table-cell>
          <table:table-cell table:style-name="ce240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Artists anfragen</text:p>
          </table:table-cell>
          <table:covered-table-cell table:number-columns-repeated="3" table:style-name="ce63"/>
          <table:table-cell office:value-type="float" office:value="1" calcext:value-type="float">
            <text:p>1</text:p>
          </table:table-cell>
          <table:table-cell table:style-name="ce240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SFX Abschluss</text:p>
          </table:table-cell>
          <table:covered-table-cell table:number-columns-repeated="3" table:style-name="ce63"/>
          <table:table-cell office:value-type="float" office:value="1" calcext:value-type="float">
            <text:p>1</text:p>
          </table:table-cell>
          <table:table-cell table:style-name="ce240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10" calcext:value-type="float">
            <text:p>10</text:p>
          </table:table-cell>
          <table:table-cell table:style-name="ce174"/>
          <table:table-cell table:style-name="ce106" table:formula="of:=SUM([.G12:.G23])" office:value-type="float" office:value="0" calcext:value-type="float">
            <text:p>0,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,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3100" table:style-name="ta9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9" office:value-type="string" calcext:value-type="string" table:number-columns-spanned="3" table:number-rows-spanned="1">
            <text:p>LOGO</text:p>
          </table:table-cell>
          <table:covered-table-cell table:style-name="ce219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3100_LevelDesign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base Test Level</text:p>
          </table:table-cell>
          <table:covered-table-cell table:number-columns-repeated="3" table:style-name="ce62"/>
          <table:table-cell table:style-name="ce86" office:value-type="float" office:value="1" calcext:value-type="float">
            <text:p>1</text:p>
          </table:table-cell>
          <table:table-cell table:style-name="ce240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1" calcext:value-type="float">
            <text:p>1</text:p>
          </table:table-cell>
          <table:table-cell table:style-name="ce174"/>
          <table:table-cell table:style-name="ce106" table:formula="of:=SUM([.G12:.G23])" office:value-type="float" office:value="0" calcext:value-type="float">
            <text:p>0,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,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3200" table:style-name="ta10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9" office:value-type="string" calcext:value-type="string" table:number-columns-spanned="3" table:number-rows-spanned="1">
            <text:p>LOGO</text:p>
          </table:table-cell>
          <table:covered-table-cell table:style-name="ce219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3200_User Login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,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,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3300" table:style-name="ta11">
        <table:table-column table:style-name="co6" table:default-cell-style-name="ce165"/>
        <table:table-column table:style-name="co1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9" office:value-type="string" calcext:value-type="string" table:number-columns-spanned="3" table:number-rows-spanned="1">
            <text:p>LOGO</text:p>
          </table:table-cell>
          <table:covered-table-cell table:style-name="ce219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3300_Fehlerfreies Movement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,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,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3400" table:style-name="ta12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9" office:value-type="string" calcext:value-type="string" table:number-columns-spanned="3" table:number-rows-spanned="1">
            <text:p>LOGO</text:p>
          </table:table-cell>
          <table:covered-table-cell table:style-name="ce219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3400_Pickups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,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,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3500" table:style-name="ta12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9" office:value-type="string" calcext:value-type="string" table:number-columns-spanned="3" table:number-rows-spanned="1">
            <text:p>LOGO</text:p>
          </table:table-cell>
          <table:covered-table-cell table:style-name="ce219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3400_Bossfight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,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,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4100" table:style-name="ta3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9" office:value-type="string" calcext:value-type="string" table:number-columns-spanned="3" table:number-rows-spanned="1">
            <text:p>LOGO</text:p>
          </table:table-cell>
          <table:covered-table-cell table:style-name="ce219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4100_Fertigstellung Dokumentation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,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,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4200" table:style-name="ta3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9" office:value-type="string" calcext:value-type="string" table:number-columns-spanned="3" table:number-rows-spanned="1">
            <text:p>LOGO</text:p>
          </table:table-cell>
          <table:covered-table-cell table:style-name="ce219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4200_Finale tests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,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,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4300" table:style-name="ta3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9" office:value-type="string" calcext:value-type="string" table:number-columns-spanned="3" table:number-rows-spanned="1">
            <text:p>LOGO</text:p>
          </table:table-cell>
          <table:covered-table-cell table:style-name="ce219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4300_Vorfuehrung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,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,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4400" table:style-name="ta3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9" office:value-type="string" calcext:value-type="string" table:number-columns-spanned="3" table:number-rows-spanned="1">
            <text:p>LOGO</text:p>
          </table:table-cell>
          <table:covered-table-cell table:style-name="ce219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4400_Abgabe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Ahmadi,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,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,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Bauhaus 93" svg:font-family="'Bauhaus 93'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2" number:min-decimal-places="2" number:min-integer-digits="1" number:grouping="true"/>
      <number:text> €</number:text>
    </number:number-style>
    <number:percentage-style style:name="N110">
      <number:number number:min-integer-digits="1"/>
      <number:text>%</number:text>
    </number:percentage-style>
    <number:date-style style:name="N111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fo:border="none"/>
      <style:paragraph-properties style:writing-mode="page"/>
      <style:text-properties fo:color="#003366" style:font-name="Cambria" fo:font-family="Cambria" fo:font-size="18pt" fo:font-style="normal" fo:font-weight="bold" style:font-name-asian="Cambria" style:font-family-asian="Cambria" style:font-size-asian="18pt" style:font-name-complex="Cambria" style:font-family-complex="Cambria" style:font-size-complex="18pt"/>
    </style:style>
    <style:style style:name="Heading_20_1" style:display-name="Heading 1" style:family="table-cell" style:parent-style-name="Default">
      <style:table-cell-properties fo:border-bottom="0.99pt solid #333399" fo:border-left="none" fo:border-right="none" fo:border-top="none"/>
      <style:paragraph-properties style:writing-mode="page"/>
      <style:text-properties fo:color="#003366" style:font-name="Calibri" fo:font-family="Calibri" fo:font-size="15pt" fo:font-style="normal" fo:font-weight="bold" style:font-name-asian="Calibri" style:font-family-asian="Calibri" style:font-size-asian="15pt" style:font-name-complex="Calibri" style:font-family-complex="Calibri" style:font-size-complex="15pt"/>
    </style:style>
    <style:style style:name="Heading_20_2" style:display-name="Heading 2" style:family="table-cell" style:parent-style-name="Default">
      <style:table-cell-properties fo:border-bottom="0.99pt solid #c0c0c0" fo:border-left="none" fo:border-right="none" fo:border-top="none"/>
      <style:paragraph-properties style:writing-mode="page"/>
      <style:text-properties fo:color="#003366" style:font-name="Calibri" fo:font-family="Calibri" fo:font-size="13pt" fo:font-style="normal" fo:font-weight="bold" style:font-name-asian="Calibri" style:font-family-asian="Calibri" style:font-size-asian="13pt" style:font-name-complex="Calibri" style:font-family-complex="Calibri" style:font-size-complex="13pt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fo:border="0.99pt solid #c0c0c0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 fo:border="none"/>
      <style:paragraph-properties style:writing-mode="page"/>
      <style:text-properties fo:color="#008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Neutral" style:family="table-cell" style:parent-style-name="Default">
      <style:table-cell-properties fo:background-color="#ffff99" fo:border="none"/>
      <style:paragraph-properties style:writing-mode="page"/>
      <style:text-properties fo:color="#9933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Bad" style:family="table-cell" style:parent-style-name="Default">
      <style:table-cell-properties fo:background-color="#ff99cc" fo:border="none"/>
      <style:paragraph-properties style:writing-mode="page"/>
      <style:text-properties fo:color="#80008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order-bottom="1.05pt double #333399" style:border-line-width-bottom="0.012cm 0.012cm 0.012cm" fo:border-left="none" fo:border-right="none" fo:border-top="0.99pt solid #333399"/>
      <style:paragraph-properties style:writing-mode="page"/>
      <style:text-properties fo:color="#000000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Result2" style:family="table-cell" style:parent-style-name="Result" style:data-style-name="N108"/>
    <style:style style:name="_32_0_25__20_-_20_Akzent1" style:display-name="20% - Akzent1" style:family="table-cell" style:parent-style-name="Default">
      <style:table-cell-properties fo:background-color="#cccc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2" style:display-name="20% - Akzent2" style:family="table-cell" style:parent-style-name="Default">
      <style:table-cell-properties fo:background-color="#ff99cc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3" style:display-name="20% - Akzent3" style:family="table-cell" style:parent-style-name="Default">
      <style:table-cell-properties fo:background-color="#ccffcc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4" style:display-name="20% - Akzent4" style:family="table-cell" style:parent-style-name="Default">
      <style:table-cell-properties fo:background-color="#cc99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5" style:display-name="20% - Akzent5" style:family="table-cell" style:parent-style-name="Default">
      <style:table-cell-properties fo:background-color="#ccff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6" style:display-name="20% - Akzent6" style:family="table-cell" style:parent-style-name="Default">
      <style:table-cell-properties fo:background-color="#ffcc99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1" style:display-name="40% - Akzent1" style:family="table-cell" style:parent-style-name="Default">
      <style:table-cell-properties fo:background-color="#99cc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2" style:display-name="40% - Akzent2" style:family="table-cell" style:parent-style-name="Default">
      <style:table-cell-properties fo:background-color="#ff8080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3" style:display-name="40% - Akzent3" style:family="table-cell" style:parent-style-name="Default">
      <style:table-cell-properties fo:background-color="#00ff00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4" style:display-name="40% - Akzent4" style:family="table-cell" style:parent-style-name="Default">
      <style:table-cell-properties fo:background-color="#cc99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5" style:display-name="40% - Akzent5" style:family="table-cell" style:parent-style-name="Default">
      <style:table-cell-properties fo:background-color="#99cc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6" style:display-name="40% - Akzent6" style:family="table-cell" style:parent-style-name="Default">
      <style:table-cell-properties fo:background-color="#ffcc00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1" style:display-name="60% - Akzent1" style:family="table-cell" style:parent-style-name="Default">
      <style:table-cell-properties fo:background-color="#0066cc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2" style:display-name="60% - Akzent2" style:family="table-cell" style:parent-style-name="Default">
      <style:table-cell-properties fo:background-color="#ff808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3" style:display-name="60% - Akzent3" style:family="table-cell" style:parent-style-name="Default">
      <style:table-cell-properties fo:background-color="#00ff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4" style:display-name="60% - Akzent4" style:family="table-cell" style:parent-style-name="Default">
      <style:table-cell-properties fo:background-color="#80008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5" style:display-name="60% - Akzent5" style:family="table-cell" style:parent-style-name="Default">
      <style:table-cell-properties fo:background-color="#33cccc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6" style:display-name="60% - Akzent6" style:family="table-cell" style:parent-style-name="Default">
      <style:table-cell-properties fo:background-color="#ff99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1" style:family="table-cell" style:parent-style-name="Default">
      <style:table-cell-properties fo:background-color="#333399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2" style:family="table-cell" style:parent-style-name="Default">
      <style:table-cell-properties fo:background-color="#ff00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3" style:family="table-cell" style:parent-style-name="Default">
      <style:table-cell-properties fo:background-color="#339966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4" style:family="table-cell" style:parent-style-name="Default">
      <style:table-cell-properties fo:background-color="#80008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5" style:family="table-cell" style:parent-style-name="Default">
      <style:table-cell-properties fo:background-color="#33cccc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6" style:family="table-cell" style:parent-style-name="Default">
      <style:table-cell-properties fo:background-color="#ff66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usgabe" style:family="table-cell" style:parent-style-name="Default">
      <style:table-cell-properties fo:background-color="#c0c0c0" fo:border="0.99pt solid #333333"/>
      <style:paragraph-properties style:writing-mode="page"/>
      <style:text-properties fo:color="#333333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Berechnung" style:family="table-cell" style:parent-style-name="Default">
      <style:table-cell-properties fo:background-color="#c0c0c0" fo:border="0.99pt solid #808080"/>
      <style:paragraph-properties style:writing-mode="page"/>
      <style:text-properties fo:color="#ff9900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Style_20_27" style:display-name="Style 27" style:family="table-cell" style:parent-style-name="Default">
      <style:table-cell-properties fo:border="none"/>
      <style:paragraph-properties style:writing-mode="page"/>
      <style:text-properties fo:color="#800080" style:font-name="Calibri" fo:font-family="Calibri" fo:font-size="12pt" fo:font-style="normal" style:text-underline-style="solid" style:text-underline-width="auto" style:text-underline-color="font-color" fo:font-weight="normal" style:font-name-asian="Calibri" style:font-family-asian="Calibri" style:font-size-asian="12pt" style:font-name-complex="Calibri" style:font-family-complex="Calibri" style:font-size-complex="12pt"/>
    </style:style>
    <style:style style:name="Style_20_28" style:display-name="Style 28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29" style:display-name="Style 29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Eingabe" style:family="table-cell" style:parent-style-name="Default">
      <style:table-cell-properties fo:background-color="#ffcc99" fo:border="0.99pt solid #808080"/>
      <style:paragraph-properties style:writing-mode="page"/>
      <style:text-properties fo:color="#333399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Erklärender_20_Text" style:display-name="Erklärender Text" style:family="table-cell" style:parent-style-name="Default">
      <style:table-cell-properties fo:border="none"/>
      <style:paragraph-properties style:writing-mode="page"/>
      <style:text-properties fo:color="#808080" style:font-name="Calibri" fo:font-family="Calibri" fo:font-size="11pt" fo:font-style="italic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34" style:display-name="Style 34" style:family="table-cell" style:parent-style-name="Default">
      <style:table-cell-properties fo:border="none"/>
      <style:paragraph-properties style:writing-mode="page"/>
      <style:text-properties fo:color="#0000ff" style:font-name="Calibri" fo:font-family="Calibri" fo:font-size="12pt" fo:font-style="normal" style:text-underline-style="solid" style:text-underline-width="auto" style:text-underline-color="font-color" fo:font-weight="normal" style:font-name-asian="Calibri" style:font-family-asian="Calibri" style:font-size-asian="12pt" style:font-name-complex="Calibri" style:font-family-complex="Calibri" style:font-size-complex="12pt"/>
    </style:style>
    <style:style style:name="Style_20_37" style:display-name="Style 37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39" style:display-name="Style 39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Überschrift_20_3" style:display-name="Überschrift 3" style:family="table-cell" style:parent-style-name="Default">
      <style:table-cell-properties fo:border-bottom="2.49pt solid #0066cc" fo:border-left="none" fo:border-right="none" fo:border-top="none"/>
      <style:paragraph-properties style:writing-mode="page"/>
      <style:text-properties fo:color="#003366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Überschrift_20_4" style:display-name="Überschrift 4" style:family="table-cell" style:parent-style-name="Default">
      <style:table-cell-properties fo:border="none"/>
      <style:paragraph-properties style:writing-mode="page"/>
      <style:text-properties fo:color="#003366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Verknüpfte_20_Zelle" style:display-name="Verknüpfte Zelle" style:family="table-cell" style:parent-style-name="Default">
      <style:table-cell-properties fo:border-bottom="1.05pt double #ff9900" style:border-line-width-bottom="0.012cm 0.012cm 0.012cm" fo:border-left="none" fo:border-right="none" fo:border-top="none"/>
      <style:paragraph-properties style:writing-mode="page"/>
      <style:text-properties fo:color="#ff99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46" style:display-name="Style 46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47" style:display-name="Style 47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Warnender_20_Text" style:display-name="Warnender Text" style:family="table-cell" style:parent-style-name="Default">
      <style:table-cell-properties fo:border="none"/>
      <style:paragraph-properties style:writing-mode="page"/>
      <style:text-properties fo:color="#ff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Zelle_20_überprüfen" style:display-name="Zelle überprüfen" style:family="table-cell" style:parent-style-name="Default">
      <style:table-cell-properties fo:background-color="#969696" fo:border="1.05pt double #333333" style:border-line-width="0.012cm 0.012cm 0.012cm"/>
      <style:paragraph-properties style:writing-mode="page"/>
      <style:text-properties fo:color="#ffffff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dx_5f_ce231" style:display-name="dx_ce231" style:family="table-cell" style:parent-style-name="Default">
      <style:text-properties fo:color="#000080" fo:font-style="normal" fo:font-weight="normal"/>
    </style:style>
    <style:style style:name="dx_5f_ce232" style:display-name="dx_ce232" style:family="table-cell" style:parent-style-name="Default">
      <style:table-cell-properties fo:background-color="#ffffff"/>
      <style:text-properties fo:color="#ff0000" fo:font-style="normal" fo:font-weight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42cm" style:num-format="1" style:print-orientation="landscape" fo:margin-top="2.464cm" fo:margin-bottom="1.101cm" fo:margin-left="0.533cm" fo:margin-right="1.118cm"/>
      <style:header-style>
        <style:header-footer-properties fo:min-height="0.66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677cm"/>
      <style:header-style/>
      <style:footer-style/>
    </style:page-layout>
    <style:style style:name="MT1" style:family="text">
      <style:text-properties fo:font-size="3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.00.0000</text:date>, <text:time style:data-style-name="N2" text:time-value="14:51:24.02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>
        <text:p><text:span text:style-name="MT1">Projektstrukturplan (PSP - Elemente)</text:span></text:p>
      </style:header>
      <style:header-left style:display="false"/>
      <style:footer/>
      <style:footer-left style:display="false"/>
    </style:master-page>
    <style:master-page style:name="MasterPage2" style:page-layout-name="Mpm4">
      <style:header/>
      <style:header-left style:display="false"/>
      <style:footer/>
      <style:footer-left style:display="false"/>
    </style:master-page>
    <style:master-page style:name="MasterPage3" style:page-layout-name="Mpm4">
      <style:header/>
      <style:header-left style:display="false"/>
      <style:footer/>
      <style:footer-left style:display="false"/>
    </style:master-page>
    <style:master-page style:name="MasterPage4" style:page-layout-name="Mpm4">
      <style:header/>
      <style:header-left style:display="false"/>
      <style:footer/>
      <style:footer-left style:display="false"/>
    </style:master-page>
    <style:master-page style:name="MasterPage5" style:page-layout-name="Mpm4">
      <style:header/>
      <style:header-left style:display="false"/>
      <style:footer/>
      <style:footer-left style:display="false"/>
    </style:master-page>
    <style:master-page style:name="MasterPage6" style:page-layout-name="Mpm4">
      <style:header/>
      <style:header-left style:display="false"/>
      <style:footer/>
      <style:footer-left style:display="false"/>
    </style:master-page>
    <style:master-page style:name="MasterPage7" style:page-layout-name="Mpm4">
      <style:header/>
      <style:header-left style:display="false"/>
      <style:footer/>
      <style:footer-left style:display="false"/>
    </style:master-page>
    <style:master-page style:name="MasterPage8" style:page-layout-name="Mpm4">
      <style:header/>
      <style:header-left style:display="false"/>
      <style:footer/>
      <style:footer-left style:display="false"/>
    </style:master-page>
    <style:master-page style:name="MasterPage9" style:page-layout-name="Mpm4">
      <style:header/>
      <style:header-left style:display="false"/>
      <style:footer/>
      <style:footer-left style:display="false"/>
    </style:master-page>
    <style:master-page style:name="MasterPage10" style:page-layout-name="Mpm4">
      <style:header/>
      <style:header-left style:display="false"/>
      <style:footer/>
      <style:footer-left style:display="false"/>
    </style:master-page>
    <style:master-page style:name="MasterPage11" style:page-layout-name="Mpm4">
      <style:header/>
      <style:header-left style:display="false"/>
      <style:footer/>
      <style:footer-left style:display="false"/>
    </style:master-page>
    <style:master-page style:name="MasterPage12" style:page-layout-name="Mpm4">
      <style:header/>
      <style:header-left style:display="false"/>
      <style:footer/>
      <style:footer-left style:display="false"/>
    </style:master-page>
    <style:master-page style:name="MasterPage13" style:page-layout-name="Mpm4">
      <style:header/>
      <style:header-left style:display="false"/>
      <style:footer/>
      <style:footer-left style:display="false"/>
    </style:master-page>
    <style:master-page style:name="MasterPage14" style:page-layout-name="Mpm4">
      <style:header/>
      <style:header-left style:display="false"/>
      <style:footer/>
      <style:footer-left style:display="false"/>
    </style:master-page>
    <style:master-page style:name="MasterPage15" style:page-layout-name="Mpm4">
      <style:header/>
      <style:header-left style:display="false"/>
      <style:footer/>
      <style:footer-left style:display="false"/>
    </style:master-page>
    <style:master-page style:name="MasterPage16" style:page-layout-name="Mpm4">
      <style:header/>
      <style:header-left style:display="false"/>
      <style:footer/>
      <style:footer-left style:display="false"/>
    </style:master-page>
    <style:master-page style:name="MasterPage17" style:page-layout-name="Mpm4">
      <style:header/>
      <style:header-left style:display="false"/>
      <style:footer/>
      <style:footer-left style:display="false"/>
    </style:master-page>
    <style:master-page style:name="MasterPage18" style:page-layout-name="Mpm4">
      <style:header/>
      <style:header-left style:display="false"/>
      <style:footer/>
      <style:footer-left style:display="false"/>
    </style:master-page>
    <style:master-page style:name="MasterPage19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/>
    <meta:creation-date/>
    <meta:editing-cycles>8</meta:editing-cycles>
    <meta:editing-duration>PT36M4S</meta:editing-duration>
    <dc:date>2021-03-08T16:27:31.526000000</dc:date>
    <meta:document-statistic meta:table-count="21" meta:cell-count="840" meta:object-count="8"/>
  </office:meta>
</office:document-meta>
</file>